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1984" officeooo:paragraph-rsid="00161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sgjsgjsgjfgs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20:32.554026042</meta:creation-date>
    <dc:date>2019-12-12T11:20:55.547710013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0.7.3$Linux_X86_64 LibreOffice_project/00m0$Build-3</meta:generator>
  </office:meta>
</office:document-meta>
</file>